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margin-top="0cm" fo:margin-bottom="0cm" style:contextual-spacing="false" fo:line-height="150%" fo:text-align="justify" style:justify-single-word="false"/>
    </style:style>
    <style:style style:name="P2" style:family="paragraph" style:parent-style-name="Normal_20__28_Web_29_">
      <style:paragraph-properties fo:margin-top="0cm" fo:margin-bottom="0cm" style:contextual-spacing="false" fo:line-height="150%" fo:text-align="justify" style:justify-single-word="false"/>
      <style:text-properties fo:color="#000000" loext:opacity="100%" style:font-name="Arial" style:font-name-complex="Arial2"/>
    </style:style>
    <style:style style:name="P3" style:family="paragraph" style:parent-style-name="HTML_20_Preformatted">
      <style:paragraph-properties fo:line-height="150%" fo:text-align="justify" style:justify-single-word="false"/>
    </style:style>
    <style:style style:name="P4" style:family="paragraph" style:parent-style-name="Standard">
      <style:paragraph-properties fo:margin-top="0cm" fo:margin-bottom="0cm" style:contextual-spacing="false" fo:line-height="150%" fo:text-align="center" style:justify-single-word="false"/>
    </style:style>
    <style:style style:name="P5" style:family="paragraph" style:parent-style-name="Standard">
      <style:paragraph-properties fo:margin-top="0cm" fo:margin-bottom="0cm" style:contextual-spacing="false" fo:line-height="150%" fo:text-align="justify" style:justify-single-word="false"/>
    </style:style>
    <style:style style:name="P6" style:family="paragraph" style:parent-style-name="Standard">
      <style:paragraph-properties fo:margin-top="0cm" fo:margin-bottom="0cm" style:contextual-spacing="false" fo:line-height="15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 style:family="paragraph" style:parent-style-name="Standard">
      <style:paragraph-properties fo:margin-top="0cm" fo:margin-bottom="0cm" style:contextual-spacing="false" fo:line-height="150%" fo:text-align="justify" style:justify-single-word="false"/>
      <style:text-properties fo:color="#000000" loext:opacity="100%" style:font-name="Arial" fo:font-size="12pt" fo:font-weight="bold" style:font-name-asian="Times New Roman1" style:font-size-asian="12pt" style:language-asian="es" style:country-asian="ES" style:font-weight-asian="bold" style:font-name-complex="Arial2" style:font-size-complex="12pt" style:font-weight-complex="bold"/>
    </style:style>
    <style:style style:name="P8" style:family="paragraph" style:parent-style-name="Standard">
      <style:paragraph-properties fo:margin-top="0cm" fo:margin-bottom="0cm" style:contextual-spacing="false" fo:line-height="15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Arial" fo:font-size="12pt" fo:font-weight="bold" style:font-name-asian="Times New Roman1" style:font-size-asian="12pt" style:language-asian="es" style:country-asian="ES" style:font-weight-asian="bold" style:font-name-complex="Arial2" style:font-size-complex="12pt" style:font-weight-complex="bold"/>
    </style:style>
    <style:style style:name="P9" style:family="paragraph" style:parent-style-name="Standard">
      <style:paragraph-properties fo:margin-top="0cm" fo:margin-bottom="0cm" style:contextual-spacing="false" fo:line-height="15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Arial" fo:font-size="12pt" style:font-name-asian="Times New Roman1" style:font-size-asian="12pt" style:language-asian="es" style:country-asian="ES" style:font-name-complex="Arial2" style:font-size-complex="12pt"/>
    </style:style>
    <style:style style:name="P10" style:family="paragraph" style:parent-style-name="Standard">
      <style:paragraph-properties fo:margin-top="0cm" fo:margin-bottom="0cm" style:contextual-spacing="false" fo:line-height="15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a6099" loext:opacity="100%" style:font-name="Arial" fo:font-size="12pt" style:font-name-asian="Times New Roman1" style:font-size-asian="12pt" style:language-asian="es" style:country-asian="ES" style:font-name-complex="Arial2" style:font-size-complex="12pt"/>
    </style:style>
    <style:style style:name="P11" style:family="paragraph" style:parent-style-name="Standard">
      <style:paragraph-properties fo:margin-top="0cm" fo:margin-bottom="0cm" style:contextual-spacing="false" fo:line-height="15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a6099" loext:opacity="100%"/>
    </style:style>
    <style:style style:name="P12" style:family="paragraph">
      <loext:graphic-properties draw:fill="none"/>
      <style:paragraph-properties fo:text-align="start"/>
      <style:text-properties fo:font-size="18pt"/>
    </style:style>
    <style:style style:name="T1" style:family="text">
      <style:text-properties officeooo:rsid="001c5d66"/>
    </style:style>
    <style:style style:name="T2" style:family="text">
      <style:text-properties fo:color="#000000" loext:opacity="100%" style:font-name="Arial" fo:font-size="14pt" fo:font-weight="bold" style:font-name-asian="Times New Roman1" style:font-size-asian="14pt" style:language-asian="es" style:country-asian="ES" style:font-weight-asian="bold" style:font-name-complex="Arial2" style:font-size-complex="14pt" style:font-weight-complex="bold"/>
    </style:style>
    <style:style style:name="T3" style:family="text">
      <style:text-properties fo:color="#000000" loext:opacity="100%" style:font-name="Arial" fo:font-size="12pt" style:text-underline-style="solid" style:text-underline-width="auto" style:text-underline-color="font-color" fo:font-weight="bold" style:font-name-asian="Times New Roman1" style:font-size-asian="12pt" style:language-asian="es" style:country-asian="ES" style:font-weight-asian="bold" style:font-name-complex="Arial2" style:font-size-complex="12pt" style:font-weight-complex="bold"/>
    </style:style>
    <style:style style:name="T4" style:family="text">
      <style:text-properties fo:color="#000000" loext:opacity="100%" style:font-name="Arial" fo:font-size="12pt" fo:font-weight="bold" style:font-name-asian="Times New Roman1" style:font-size-asian="12pt" style:language-asian="es" style:country-asian="ES" style:font-weight-asian="bold" style:font-name-complex="Arial2" style:font-size-complex="12pt" style:font-weight-complex="bold"/>
    </style:style>
    <style:style style:name="T5" style:family="text">
      <style:text-properties fo:color="#000000" loext:opacity="100%" style:font-name="Arial" fo:font-size="12pt" fo:font-weight="bold" style:font-size-asian="12pt" style:font-weight-asian="bold" style:font-name-complex="Arial2" style:font-size-complex="12pt" style:font-weight-complex="bold"/>
    </style:style>
    <style:style style:name="T6" style:family="text">
      <style:text-properties fo:color="#000000" loext:opacity="100%" style:font-name="Arial" fo:font-size="12pt" style:font-name-asian="Times New Roman1" style:font-size-asian="12pt" style:language-asian="es" style:country-asian="ES" style:font-name-complex="Arial2" style:font-size-complex="12pt"/>
    </style:style>
    <style:style style:name="T7" style:family="text">
      <style:text-properties fo:color="#000000" loext:opacity="100%" style:font-name="Arial" fo:font-size="12pt" officeooo:rsid="001c5d66" style:font-name-asian="Times New Roman1" style:font-size-asian="12pt" style:language-asian="es" style:country-asian="ES" style:font-name-complex="Arial2" style:font-size-complex="12pt"/>
    </style:style>
    <style:style style:name="T8" style:family="text">
      <style:text-properties fo:color="#000000" loext:opacity="100%" style:font-name="Arial" fo:font-size="12pt" officeooo:rsid="00206ba7" style:font-name-asian="Times New Roman1" style:font-size-asian="12pt" style:language-asian="es" style:country-asian="ES" style:font-name-complex="Arial2" style:font-size-complex="12pt"/>
    </style:style>
    <style:style style:name="T9" style:family="text">
      <style:text-properties fo:color="#000000" loext:opacity="100%" style:font-name="Arial" style:font-name-complex="Arial2"/>
    </style:style>
    <style:style style:name="T10" style:family="text">
      <style:text-properties fo:color="#2f5496" loext:opacity="100%" style:font-name="Arial" fo:font-size="12pt" fo:font-weight="bold" style:font-name-asian="Times New Roman1" style:font-size-asian="12pt" style:language-asian="es" style:country-asian="ES" style:font-weight-asian="bold" style:font-name-complex="Arial2" style:font-size-complex="12pt" style:font-weight-complex="bold"/>
    </style:style>
    <style:style style:name="T11" style:family="text">
      <style:text-properties fo:color="#2f5496" loext:opacity="100%" style:font-name="Arial" fo:font-size="12pt" fo:font-weight="bold" style:font-size-asian="12pt" style:font-weight-asian="bold" style:font-name-complex="Arial2" style:font-size-complex="12pt" style:font-weight-complex="bold"/>
    </style:style>
    <style:style style:name="T12" style:family="text">
      <style:text-properties style:font-name="Arial" fo:font-size="12pt" style:font-size-asian="12pt" style:font-name-complex="Arial2" style:font-size-complex="12pt"/>
    </style:style>
    <style:style style:name="T13" style:family="text">
      <style:text-properties style:font-name="Arial" fo:font-size="12pt" style:font-name-asian="Times New Roman1" style:font-size-asian="12pt" style:language-asian="es" style:country-asian="ES" style:font-name-complex="Arial2" style:font-size-complex="12pt"/>
    </style:style>
    <style:style style:name="gr1" style:family="graphic">
      <style:graphic-properties draw:stroke="solid" svg:stroke-width="0.018cm" svg:stroke-color="#4472c4" draw:stroke-linejoin="miter" svg:stroke-linecap="butt" draw:fill="none" loext:fill-use-slide-background="false" draw:textarea-horizontal-align="center" draw:textarea-vertical-align="top" draw:auto-grow-height="false"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loext:marker-style-name="T2"><text:span text:style-name="T2">Funciones de utilidad en SqlServer</text:span><text:span text:style-name="T2"/></text:p>
      <text:p text:style-name="P5" loext:marker-style-name="T3"><text:span text:style-name="T3">Funciones para cadenas de caracteres</text:span><text:span text:style-name="T3"/></text:p>
      <text:p text:style-name="P5" loext:marker-style-name="T6"><text:span text:style-name="T4">substring</text:span><text:span text:style-name="T6">(cadena,inicio,longitud): devuelve una parte de la cadena especificada como primer argumento, empezando desde la posición especificada por el segundo argumento y de tantos caracteres de longitud como indica el tercer argumento. </text:span></text:p>
      <text:p text:style-name="P5" loext:marker-style-name="T6"><text:span text:style-name="T6">Ejemplo:</text:span><text:span text:style-name="T6"/></text:p>
      <text:p text:style-name="P6" loext:marker-style-name="T10"><text:span text:style-name="T10">select substring('Buenas tardes',8,6);</text:span><text:span text:style-name="T10"/></text:p>
      <text:p text:style-name="P5" loext:marker-style-name="T6"><text:span text:style-name="T6">Devolverá "tardes".</text:span></text:p>
      <text:p text:style-name="P5" loext:marker-style-name="T6"><text:span text:style-name="T6"/></text:p>
      <text:p text:style-name="P5" loext:marker-style-name="T6"><text:span text:style-name="T4">str</text:span><text:span text:style-name="T6">(numero,longitud,cantidaddecimales): convierte números a caracteres; el primer parámetro indica el valor numérico a convertir, el segundo la longitud del resultado (debe ser mayor o igual a la parte entera del número más el signo si lo tuviese) y el tercero, la cantidad de decimales. El segundo y tercer argumento son opcionales y deben ser positivos.</text:span></text:p>
      <text:p text:style-name="P5" loext:marker-style-name="T6"><text:span text:style-name="T6">Ejemplo: se convierte el valor numérico "123.456" a cadena, especificando 7 de longitud y 3 decimales:</text:span><text:span text:style-name="T6"/></text:p>
      <text:p text:style-name="P6" loext:marker-style-name="T10"><text:span text:style-name="T10">select str(123.456,7,3);</text:span><text:span text:style-name="T10"/></text:p>
      <text:p text:style-name="P6" loext:marker-style-name="T6"><text:span text:style-name="T6">Devolverá 123.456</text:span><text:span text:style-name="T6"/></text:p>
      <text:p text:style-name="P6" loext:marker-style-name="T10"><text:span text:style-name="T10">select str(-123.456,7,3);</text:span><text:span text:style-name="T10"/></text:p>
      <text:p text:style-name="P5" loext:marker-style-name="T6"><text:span text:style-name="T6">Devolverá '-123.46';</text:span><text:span text:style-name="T6"/></text:p>
      <text:p text:style-name="P5" loext:marker-style-name="T6"><text:span text:style-name="T6">Si no se colocan el segundo y tercer argumeno, la longitud predeterminada es 10 y la cantidad de decimales 0 y se redondea a entero. </text:span><text:span text:style-name="T6"/></text:p>
      <text:p text:style-name="P5" loext:marker-style-name="T6"><text:span text:style-name="T6">Ejemplo: se convierte el valor numérico "123.456" a cadena:</text:span><text:span text:style-name="T6"/></text:p>
      <text:p text:style-name="P6" loext:marker-style-name="T10"><text:span text:style-name="T10">select str(123.456);</text:span><text:span text:style-name="T10"/></text:p>
      <text:p text:style-name="P5" loext:marker-style-name="T6"><text:span text:style-name="T6">Devuelve '123';</text:span><text:span text:style-name="T6"/></text:p>
      <text:p text:style-name="P6" loext:marker-style-name="T10"><text:span text:style-name="T10">select str(123.456,3);</text:span><text:span text:style-name="T10"/></text:p>
      <text:p text:style-name="P5" loext:marker-style-name="T6"><text:span text:style-name="T6">Devuelve '123';</text:span><text:span text:style-name="T6"/></text:p>
      <text:p text:style-name="P5" loext:marker-style-name="T6"><text:span text:style-name="T6">Si el segundo parámetro es menor a la parte entera del número, devuelve asteriscos (*). </text:span><text:span text:style-name="T6"/></text:p>
      <text:p text:style-name="P5" loext:marker-style-name="T6"><text:span text:style-name="T6">Ejemplo: </text:span><text:span text:style-name="T6"/></text:p>
      <text:p text:style-name="P5" loext:marker-style-name="T10"><text:span text:style-name="T10">select str(123.456,2,3);</text:span><text:span text:style-name="T10"/></text:p>
      <text:p text:style-name="P5" loext:marker-style-name="T6"><text:span text:style-name="T6">Devuelve "**".</text:span><text:span text:style-name="T6"/></text:p>
      <text:p text:style-name="P5" loext:marker-style-name="T6"><text:soft-page-break/><text:span text:style-name="T4">stuff</text:span><text:span text:style-name="T6">(cadena1,inicio,cantidad,cadena2): inserta la cadena enviada como cuarto argumento, en la posición indicada en el segundo argumento, reemplazando la cantidad de caracteres indicada por el tercer argumento en la cadena que es primer parámetro. </text:span></text:p>
      <text:p text:style-name="P5" loext:marker-style-name="T6"><text:span text:style-name="T6">Ejemplo:</text:span><text:span text:style-name="T6"/></text:p>
      <text:p text:style-name="P6" loext:marker-style-name="T10"><text:span text:style-name="T10">select stuff('escoja',5,1,'bill');</text:span><text:span text:style-name="T10"/></text:p>
      <text:p text:style-name="P5" loext:marker-style-name="T6"><text:span text:style-name="T6">Devuelve "escobilla". Es decir, coloca en la posición 5 la cadena "bill" y reemplaza </text:span><text:span text:style-name="T7">un</text:span><text:span text:style-name="T6"> caracter de la primera cade</text:span></text:p>
      <text:p text:style-name="P5" loext:marker-style-name="T6"><text:span text:style-name="T6">Los argumentos numéricos deben ser positivos y menor o igual a la longitud de la primera cadena. En caso contrario, devolverá "null".</text:span><text:span text:style-name="T6"/></text:p>
      <text:p text:style-name="P5" loext:marker-style-name="T10"><text:span text:style-name="T10">select concat(‘hola’,’adios’,’hasta luego’);</text:span><text:span text:style-name="T10"/></text:p>
      <text:p text:style-name="P5" loext:marker-style-name="T6"><text:span text:style-name="T6">Devuelve “holaadioshasta luego”. Es decir, concatena cadenas de caracteres. Tantas, como introduzcamos.</text:span><text:span text:style-name="T6"/></text:p>
      <text:p text:style-name="P7" loext:marker-style-name="T4"/>
      <text:p text:style-name="P5" loext:marker-style-name="T3"><text:span text:style-name="T3">Funciones matemáticas</text:span><text:span text:style-name="T3"/></text:p>
      <text:p text:style-name="P1" loext:marker-style-name="T9"><text:span text:style-name="T9">Las funciones matemáticas realizan operaciones con expresiones numéricas y retornan un resultado, operan con tipos de datos numéricos.</text:span><text:span text:style-name="T9"/></text:p>
      <text:p text:style-name="P1" loext:marker-style-name="T9"><text:span text:style-name="T9">Algunas de ellas son:</text:span><text:span text:style-name="T9"/></text:p>
      <text:p text:style-name="P1" loext:marker-style-name="T9"><text:span text:style-name="Strong"><text:span text:style-name="T9">abs</text:span></text:span><text:span text:style-name="T9">(x): retorna el valor absoluto del argumento "x". Ejemplo:</text:span></text:p>
      <text:p text:style-name="P3" loext:marker-style-name="T11"><text:span text:style-name="T11">select abs(-20);</text:span><text:span text:style-name="T11"/></text:p>
      <text:p text:style-name="P1" loext:marker-style-name="T9"><text:span text:style-name="T9">Devuelve 20.</text:span><text:span text:style-name="T9"/></text:p>
      <text:p text:style-name="P1" loext:marker-style-name="T9"><text:span text:style-name="Strong"><text:span text:style-name="T9">ceiling</text:span></text:span><text:span text:style-name="T9">(x): redondea hacia arriba el argumento "x". Ejemplo:</text:span></text:p>
      <text:p text:style-name="P3" loext:marker-style-name="T5"><text:span text:style-name="T11">select ceiling(12.34);</text:span><text:span text:style-name="T5"/></text:p>
      <text:p text:style-name="P1" loext:marker-style-name="T9"><text:span text:style-name="T9">Devuelve 13.</text:span><text:span text:style-name="T9"/></text:p>
      <text:p text:style-name="P1" loext:marker-style-name="T9"><text:span text:style-name="Strong"><text:span text:style-name="T9">floor</text:span></text:span><text:span text:style-name="T9">(x): redondea hacia abajo el argumento "x". Ejemplo:</text:span></text:p>
      <text:p text:style-name="P3" loext:marker-style-name="T11"><text:span text:style-name="T11">select floor(12.34);</text:span><text:span text:style-name="T11"/></text:p>
      <text:p text:style-name="P1" loext:marker-style-name="T9"><text:span text:style-name="T9">Devuelve 12.</text:span><text:span text:style-name="T9"/></text:p>
      <text:p text:style-name="P1" loext:marker-style-name="T9"><text:span text:style-name="Strong"><text:span text:style-name="T9">power</text:span></text:span><text:span text:style-name="T9">(x,y): retorna el valor de "x" elevado a la "y" potencia. Ejemplo:</text:span></text:p>
      <text:p text:style-name="P3" loext:marker-style-name="T11"><text:span text:style-name="T11">select power(2,3);</text:span><text:span text:style-name="T11"/></text:p>
      <text:p text:style-name="P1" loext:marker-style-name="T9"><text:span text:style-name="T9">Devuelve 8.</text:span><text:span text:style-name="T9"/></text:p>
      <text:p text:style-name="P1" loext:marker-style-name="T9"><text:span text:style-name="Strong"><text:span text:style-name="T9">round</text:span></text:span><text:span text:style-name="T9">(numero,longitud): retorna un número redondeado a la longitud especificada. "longitud" debe ser tinyint, smallint o int. Si "longitud" es positivo, el número de decimales es redondeado según "longitud"; si es negativo, el número es redondeado desde la parte entera según el valor de "longitud". </text:span></text:p>
      <text:p text:style-name="P1" loext:marker-style-name="T9"><text:soft-page-break/><text:span text:style-name="T9">Ejemplos:</text:span><text:span text:style-name="T9"/></text:p>
      <text:p text:style-name="P3" loext:marker-style-name="T11"><text:span text:style-name="T11">select round(123.456,1);</text:span><text:span text:style-name="T11"/></text:p>
      <text:p text:style-name="P1" loext:marker-style-name="T9"><text:span text:style-name="T9">Devuelve "123.500", es decir, redondea desde el primer decimal.</text:span><text:span text:style-name="T9"/></text:p>
      <text:p text:style-name="P3" loext:marker-style-name="T11"><text:span text:style-name="T11">select round(123.456,2);</text:span><text:span text:style-name="T11"/></text:p>
      <text:p text:style-name="P1" loext:marker-style-name="T9"><text:span text:style-name="T9">Devuelve "123.460", es decir, redondea desde el segundo decimal.</text:span><text:span text:style-name="T9"/></text:p>
      <text:p text:style-name="P3" loext:marker-style-name="T11"><text:span text:style-name="T11">select round(123.456,-1);</text:span><text:span text:style-name="T11"/></text:p>
      <text:p text:style-name="P1" loext:marker-style-name="T9"><text:span text:style-name="T9">Devuelve "120.000", es decir, redondea desde el primer valor entero (hacia la izquierda).</text:span><text:span text:style-name="T9"/></text:p>
      <text:p text:style-name="P3" loext:marker-style-name="T11"><text:span text:style-name="T11">select round(123.456,-2);</text:span><text:span text:style-name="T11"/></text:p>
      <text:p text:style-name="P1" loext:marker-style-name="T9"><text:span text:style-name="T9">Devuelve "100.000", es decir, redondea desde el segundo valor entero (hacia la izquierda).</text:span><text:span text:style-name="T9"/></text:p>
      <text:p text:style-name="P1" loext:marker-style-name="T9"><text:span text:style-name="Strong"><text:span text:style-name="T9">sign</text:span></text:span><text:span text:style-name="T9">(x): si el argumento es un valor positivo devuelve 1;-1 si es negativo y si es 0, 0.</text:span></text:p>
      <text:p text:style-name="P2" loext:marker-style-name="T9"/>
      <text:p text:style-name="P5" loext:marker-style-name="T3"><text:span text:style-name="T3">Funciones para trabajar con fechas y horas. </text:span><text:span text:style-name="T3"/></text:p>
      <text:p text:style-name="P5" loext:marker-style-name="T6"><text:span text:style-name="T4">getdate</text:span><text:span text:style-name="T6">(): retorna la fecha y hora actuales. </text:span></text:p>
      <text:p text:style-name="P5" loext:marker-style-name="T6"><text:span text:style-name="T6">Ejemplo:</text:span><text:span text:style-name="T6"/></text:p>
      <text:p text:style-name="P6" loext:marker-style-name="T10"><text:span text:style-name="T10">select getdate();</text:span><text:span text:style-name="T10"/></text:p>
      <text:p text:style-name="P5" loext:marker-style-name="T6"><text:span text:style-name="T4">datepart</text:span><text:span text:style-name="T6">(partedefecha,fecha): retorna la parte específica de una fecha, el año, trimestre, día, hora, etc.</text:span></text:p>
      <text:p text:style-name="P5" loext:marker-style-name="T6"><text:span text:style-name="T6">Los valores para "partedefecha" pueden ser: year (año), quarter (cuarto), month (mes), day (dia), week (semana), hour (hora), minute (minuto), second (segundo) y millisecond (milisegundo). </text:span><text:span text:style-name="T6"/></text:p>
      <text:p text:style-name="P5" loext:marker-style-name="T6"><text:span text:style-name="T6">Ejemplos:</text:span><text:span text:style-name="T6"/></text:p>
      <text:p text:style-name="P6" loext:marker-style-name="T10"><text:span text:style-name="T10">select datepart(month,getdate());</text:span><text:span text:style-name="T10"/></text:p>
      <text:p text:style-name="P5" loext:marker-style-name="T6"><text:span text:style-name="T6">Devuelve el número de mes actual;</text:span><text:span text:style-name="T6"/></text:p>
      <text:p text:style-name="P6" loext:marker-style-name="T10"><text:span text:style-name="T10">select datepart(day,getdate());</text:span><text:span text:style-name="T10"/></text:p>
      <text:p text:style-name="P5" loext:marker-style-name="T6"><text:span text:style-name="T6">Devuelve el día actual;</text:span><text:span text:style-name="T6"/></text:p>
      <text:p text:style-name="P6" loext:marker-style-name="T10"><text:span text:style-name="T10">select datepart(hour,getdate());</text:span><text:span text:style-name="T10"/></text:p>
      <text:p text:style-name="P5" loext:marker-style-name="T6"><text:span text:style-name="T6">Devuelve la hora actual;</text:span><text:span text:style-name="T6"/></text:p>
      <text:p text:style-name="P5" loext:marker-style-name="T6"><text:span text:style-name="T4">datediff</text:span><text:span text:style-name="T6">(partedelafecha,fecha1,fecha2): calcula el intervalo de tiempo (según el primer argumento) entre las 2 fechas. El resultado es un valor entero que corresponde a fecha2-fecha1. Los valores de "partedelafecha) pueden ser los mismos que se especificaron anteriormente. </text:span></text:p>
      <text:p text:style-name="P5" loext:marker-style-name="T6"><text:soft-page-break/><text:span text:style-name="T6">Ejemplos:</text:span><text:span text:style-name="T6"/></text:p>
      <text:p text:style-name="P6" loext:marker-style-name="T10"><text:span text:style-name="T10">select datediff (day,'2005/10/28','2006/10/28');</text:span><text:span text:style-name="T10"/></text:p>
      <text:p text:style-name="P5" loext:marker-style-name="T6"><text:span text:style-name="T6">Devuelve 365 (días).</text:span><text:span text:style-name="T6"/></text:p>
      <text:p text:style-name="P6" loext:marker-style-name="T10"><text:span text:style-name="T10"><text:s/>select datediff(month,'2005/10/28','2006/11/29');</text:span><text:span text:style-name="T10"/></text:p>
      <text:p text:style-name="P5" loext:marker-style-name="T6"><text:span text:style-name="T6">Devuelve 13 (meses).</text:span><text:span text:style-name="T6"/></text:p>
      <text:p text:style-name="P5" loext:marker-style-name="T6"><text:span text:style-name="T4">day</text:span><text:span text:style-name="T6">(fecha): retorna el día de la fecha especificada. Ejemplo:</text:span></text:p>
      <text:p text:style-name="P6" loext:marker-style-name="T10"><text:span text:style-name="T10">select day(getdate());</text:span><text:span text:style-name="T10"/></text:p>
      <text:p text:style-name="P5" loext:marker-style-name="T6"><text:span text:style-name="T4">month</text:span><text:span text:style-name="T6">(fecha): retorna el mes de la fecha especificada. Ejemplo:</text:span></text:p>
      <text:p text:style-name="P6" loext:marker-style-name="T10"><text:span text:style-name="T10">select month(getdate());</text:span><text:span text:style-name="T10"/></text:p>
      <text:p text:style-name="P5" loext:marker-style-name="T6"><text:span text:style-name="T4">year</text:span><text:span text:style-name="T6">(fecha): retorna el año de la fecha especificada. Ejemplo:</text:span></text:p>
      <text:p text:style-name="P6" loext:marker-style-name="T10"><text:span text:style-name="T10">select year(getdate());</text:span><text:span text:style-name="T10"/></text:p>
      <text:p text:style-name="P5" loext:marker-style-name="T6"><text:span text:style-name="T6">Se pueden emplear estas funciones enviando como argumento el nombre de un campo de tipo datetime o smalldatetime.</text:span><text:span text:style-name="T6"/></text:p>
      <text:p text:style-name="P8" loext:marker-style-name="T4"/>
      <text:p text:style-name="P6" loext:marker-style-name="T4"><text:span text:style-name="T4">Ejercicios</text:span><text:span text:style-name="T4"/></text:p>
      <text:p text:style-name="P6" loext:marker-style-name="T6"><text:span text:style-name="T6">1.-Emplear la siguiente tabla y datos, para resolver el resto de ejercicios. Puedes crear una base de datos nueva llamada funciones y crear la tabla dentro.</text:span><text:span text:style-name="T6"/></text:p>
      <text:p text:style-name="P9" loext:marker-style-name="T6"/>
      <text:p text:style-name="P6" loext:marker-style-name="T6"><text:span text:style-name="T6">create table libros (</text:span><text:span text:style-name="T6"/></text:p>
      <text:p text:style-name="P6" loext:marker-style-name="T6"><text:span text:style-name="T6"><text:s text:c="2"/>titulo varchar(40) not null,</text:span><text:span text:style-name="T6"/></text:p>
      <text:p text:style-name="P6" loext:marker-style-name="T6"><text:span text:style-name="T6"><text:s text:c="2"/>autor varchar(20) default 'Desconocido',</text:span><text:span text:style-name="T6"/></text:p>
      <text:p text:style-name="P6" loext:marker-style-name="T6"><text:span text:style-name="T6"><text:s text:c="2"/>editorial varchar(20),</text:span><text:span text:style-name="T6"/></text:p>
      <text:p text:style-name="P6" loext:marker-style-name="T6"><text:span text:style-name="T6"><text:s text:c="2"/>edicion datetime,</text:span><text:span text:style-name="T6"/></text:p>
      <text:p text:style-name="P6" loext:marker-style-name="T6"><text:span text:style-name="T6"><text:s text:c="2"/>precio decimal(6,2)</text:span><text:span text:style-name="T6"/></text:p>
      <text:p text:style-name="P6" loext:marker-style-name="T6"><text:span text:style-name="T6">);</text:span><text:span text:style-name="T6"/></text:p>
      <text:p text:style-name="P9" loext:marker-style-name="T6"/>
      <text:p text:style-name="P6" loext:marker-style-name="T6"><text:span text:style-name="T6">insert into libros </text:span><text:span text:style-name="T6"/></text:p>
      <text:p text:style-name="P6" loext:marker-style-name="T6"><text:span text:style-name="T6"><text:s text:c="2"/>values('El aleph','Borges','Emece','1980/10/10',25.33);</text:span><text:span text:style-name="T6"/></text:p>
      <text:p text:style-name="P6" loext:marker-style-name="T6"><text:span text:style-name="T6">insert into libros </text:span><text:span text:style-name="T6"/></text:p>
      <text:p text:style-name="P6" loext:marker-style-name="T6"><text:span text:style-name="T6"><text:s text:c="2"/>values('Java en 10 minutos','Mario Molina','Siglo XXI','2000/05/05',50.65);</text:span><text:span text:style-name="T6"/></text:p>
      <text:p text:style-name="P6" loext:marker-style-name="T6"><text:span text:style-name="T6">insert into libros </text:span><text:span text:style-name="T6"/></text:p>
      <text:p text:style-name="P6" loext:marker-style-name="T6"><text:span text:style-name="T6">values('Alicia en el pais de las maravillas','Lewis Carroll','Emece','2000/08/09',19.95);</text:span><text:span text:style-name="T6"/></text:p>
      <text:p text:style-name="P6" loext:marker-style-name="T6"><text:soft-page-break/><text:span text:style-name="T6">insert into libros </text:span><text:span text:style-name="T6"/></text:p>
      <text:p text:style-name="P6" loext:marker-style-name="T6"><text:span text:style-name="T6"><text:s text:c="2"/>values('Aprenda PHP','Mario Molina','Siglo XXI','2000/02/04',45);</text:span><text:span text:style-name="T6"/></text:p>
      <text:p text:style-name="P9" loext:marker-style-name="T6"/>
      <text:p text:style-name="P6" loext:marker-style-name="T6"><text:span text:style-name="T6">2.- Mostrar el título del libro y el precio redondeado desde el primer decimal</text:span></text:p>
      <text:p text:style-name="P10">select titulo, ROUND(precio,1)</text:p>
      <text:p text:style-name="P10">from libros</text:p>
      <text:p text:style-name="P6" loext:marker-style-name="T6"><text:span text:style-name="T6"/></text:p>
      <text:p text:style-name="P6" loext:marker-style-name="T6"><text:span text:style-name="T6">3.-Mostrar el autor del libro y el precio redondeado hacia arriba</text:span></text:p>
      <text:p text:style-name="P10">select autor, ceiling(precio)</text:p>
      <text:p text:style-name="P10">from libros</text:p>
      <text:p text:style-name="P6" loext:marker-style-name="T6"><text:span text:style-name="T6"/></text:p>
      <text:p text:style-name="P6" loext:marker-style-name="T6"><text:span text:style-name="T6">4.-Mostrar la fecha de edición del libro y el precio redondeado al primer número entero</text:span></text:p>
      <text:p text:style-name="P10">select edicion, round(precio,-1)</text:p>
      <text:p text:style-name="P10">from libros</text:p>
      <text:p text:style-name="P6" loext:marker-style-name="T6"><text:span text:style-name="T6"/></text:p>
      <text:p text:style-name="P6" loext:marker-style-name="T6"><text:span text:style-name="T6">5.-Mostrar las cinco primeras letras del título de cada libro</text:span></text:p>
      <text:p text:style-name="P10">select SUBSTRING(titulo,1,5)</text:p>
      <text:p text:style-name="P10">from libros</text:p>
      <text:p text:style-name="P6" loext:marker-style-name="T6"><text:span text:style-name="T6"/></text:p>
      <text:p text:style-name="P6" loext:marker-style-name="T6"><text:span text:style-name="T6">6.- Mostrar el autor de cada libro, y el título con la palabra ‘título’ insertada al principio de cada título</text:span></text:p>
      <text:p text:style-name="P11"><text:span text:style-name="T13">select autor, concat('Título: ',titulo) as titulo_modificado</text:span></text:p>
      <text:p text:style-name="P11"><text:span text:style-name="T13">from libros</text:span></text:p>
      <text:p text:style-name="P6" loext:marker-style-name="T6"><text:span text:style-name="T6"/></text:p>
      <text:p text:style-name="P6" loext:marker-style-name="T6"><text:span text:style-name="T6">7.- Mostrar el título del libro y el año de edición</text:span></text:p>
      <text:p text:style-name="P11"><text:span text:style-name="T13">select titulo, datepart(year ,edicion) as año_edicion</text:span></text:p>
      <text:p text:style-name="P11"><text:span text:style-name="T13">from libros</text:span></text:p>
      <text:p text:style-name="P6" loext:marker-style-name="T6"><text:span text:style-name="T6"/></text:p>
      <text:p text:style-name="P6" loext:marker-style-name="T6"><text:span text:style-name="T6">8.- Mostrar el título del libro y el </text:span><text:span text:style-name="T7">número </text:span><text:span text:style-name="T8">del mes </text:span><text:span text:style-name="T6">de edición</text:span></text:p>
      <text:p text:style-name="P11"><text:span text:style-name="T13">select titulo, datepart(MONTH ,edicion) as mes_edicion</text:span></text:p>
      <text:p text:style-name="P11"><text:span text:style-name="T13">from libros</text:span></text:p>
      <text:p text:style-name="P6" loext:marker-style-name="T6"><text:span text:style-name="T6"/></text:p>
      <text:p text:style-name="P6" loext:marker-style-name="T6"><text:span text:style-name="T6"/></text:p>
      <text:p text:style-name="P6" loext:marker-style-name="T6"><text:soft-page-break/><text:span text:style-name="T6">9.- Mostrar el título del libro y los años que hace que se editó</text:span></text:p>
      <text:p text:style-name="P11"><text:span text:style-name="T13">select titulo, datediff(YEAR ,edicion,GETDATE()) as años_edicion</text:span></text:p>
      <text:p text:style-name="P11"><text:span text:style-name="T13">from libros</text:span></text:p>
      <text:p text:style-name="P6" loext:marker-style-name="T6"><text:span text:style-name="T6"/></text:p>
      <text:p text:style-name="P6" loext:marker-style-name="T6"><text:span text:style-name="T6">10.- Mostrar los títulos de los libros que se editaron el día 9, de cualquier mes de cualquier año</text:span></text:p>
      <text:p text:style-name="P11"><text:span text:style-name="T13">select titulo, day(edicion) as dia_edicion</text:span></text:p>
      <text:p text:style-name="P11"><text:span text:style-name="T13">from libros</text:span></text:p>
      <text:p text:style-name="P11"><text:span text:style-name="T13">where day(edicion) = 9</text:span></text:p>
      <text:p text:style-name="P6" loext:marker-style-name="T6"><text:span text:style-name="T6"/></text:p>
      <text:p text:style-name="P5" loext:marker-style-name="T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Standard" loext:linked-style-name="Título_20_3_20_Car" style:default-outline-level="3"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s" style:country-asian="ES" style:font-weight-asian="bold" style:font-name-complex="Times New Roman1" style:font-family-complex="'Times New Roman'" style:font-family-generic-complex="system" style:font-pitch-complex="variable" style:font-size-complex="13.5pt" style:font-weight-complex="bold"/>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loext:linked-style-name="HTML_20_con_20_formato_20_previo_20_Car">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1" style:font-family-complex="'Courier New'"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HTML_20_con_20_formato_20_previo_20_Car" style:display-name="HTML con formato previo Car"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1" style:font-family-complex="'Courier New'" style:font-family-generic-complex="system" style:font-pitch-complex="variable" style:font-size-complex="10pt"/>
    </style:style>
    <style:style style:name="Título_20_3_20_Car" style:display-name="Título 3 C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s" style:country-asian="ES" style:font-weight-asian="bold" style:font-name-complex="Times New Roman1" style:font-family-complex="'Times New Roman'" style:font-family-generic-complex="system" style:font-pitch-complex="variable" style:font-size-complex="13.5pt"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style:paragraph-properties fo:text-align="start"/>
      <style:text-properties fo:font-size="18pt"/>
    </style:style>
    <style:style style:name="MT1" style:family="text">
      <style:text-properties officeooo:rsid="001c5d66"/>
    </style:style>
    <style:style style:name="Mgr1" style:family="graphic">
      <style:graphic-properties draw:stroke="solid" svg:stroke-width="0.018cm" svg:stroke-color="#4472c4" draw:stroke-linejoin="miter" svg:stroke-linecap="butt" draw:fill="none" loext:fill-use-slide-background="false" draw:textarea-horizontal-align="center" draw:textarea-vertical-align="top" draw:auto-grow-height="false"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49cm" fo:margin-bottom="2.499cm" fo:margin-left="3cm" fo:margin-right="3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Header"><draw:line text:anchor-type="char" draw:z-index="5" draw:name="Conector recto 2" draw:style-name="Mgr1" draw:text-style-name="MP1" svg:x1="-0.072cm" svg:y1="0.744cm" svg:x2="15.273cm" svg:y2="0.745cm"><text:p/></draw:line><text:span text:style-name="MT1">Rodrigo Martínez Delgado</text:span><text:tab/><text:tab/>Funciones SQL</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ARIA DE LOS A LOPEZ LOPEZ</meta:initial-creator>
    <meta:editing-cycles>16</meta:editing-cycles>
    <meta:creation-date>2024-04-07T09:47:00</meta:creation-date>
    <dc:date>2024-04-09T09:18:08.824000000</dc:date>
    <meta:editing-duration>PT3H2M52S</meta:editing-duration>
    <meta:generator>LibreOffice/7.5.4.2$Windows_X86_64 LibreOffice_project/36ccfdc35048b057fd9854c757a8b67ec53977b6</meta:generator>
    <meta:document-statistic meta:table-count="0" meta:image-count="0" meta:object-count="0" meta:page-count="6" meta:paragraph-count="127" meta:word-count="921" meta:character-count="6649" meta:non-whitespace-character-count="5823"/>
    <meta:user-defined meta:name="AppVersion">16.0000</meta:user-defined>
    <meta:template xlink:type="simple" xlink:actuate="onRequest" xlink:title="Normal.dotm" xlink:href=""/>
  </office:meta>
</office:document-meta>
</file>